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1d7046" style:font-size-asian="10.5pt" style:font-size-complex="10.5pt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0.5pt" style:text-underline-style="none" fo:font-weight="normal" officeooo:paragraph-rsid="001d7046" style:font-size-asian="10.5pt" style:font-size-complex="10.5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1d7046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officeooo:paragraph-rsid="001d7046" style:font-size-asian="10.5pt" style:font-size-complex="10.5pt"/>
    </style:style>
    <style:style style:name="P5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normal" officeooo:paragraph-rsid="001d7046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normal" officeooo:rsid="001e8b0b" officeooo:paragraph-rsid="001e8b0b" style:font-size-asian="10.5pt" style:font-style-asian="normal" style:font-size-complex="10.5pt" style:font-style-complex="normal"/>
    </style:style>
    <style:style style:name="P7" style:family="paragraph" style:parent-style-name="UrbanTitle">
      <style:text-properties fo:text-transform="uppercase" style:font-name="Arial" fo:font-size="14pt" officeooo:paragraph-rsid="001d7046" style:font-size-asian="14pt" style:font-size-complex="14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paragraph-rsid="001d7046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1d7046" style:font-size-asian="10.5pt" style:font-size-complex="10.5pt"/>
    </style:style>
    <style:style style:name="P10" style:family="paragraph" style:parent-style-name="UrbanBody">
      <style:text-properties style:font-name="Arial" fo:font-size="9pt" officeooo:paragraph-rsid="001d7046" style:font-size-asian="9pt" style:font-size-complex="9pt"/>
    </style:style>
    <style:style style:name="P11" style:family="paragraph" style:parent-style-name="UrbanBody">
      <style:text-properties style:font-name="Arial" fo:font-size="10.5pt" officeooo:paragraph-rsid="00260400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0161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4aa9f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fo:font-style="itali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weight-asian="normal" style:font-style-complex="normal" style:font-weight-complex="normal"/>
    </style:style>
    <style:style style:name="T9" style:family="text">
      <style:text-properties style:text-underline-style="none" fo:font-weight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2"><text:span text:style-name="T10">do text</text:span></text:p><text:p text:style-name="P12"><text:span text:style-name="T10">from document(at=header, format='odt')</text:span></text:p></office:annotation>Import depuis header.odt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Attestation d'affichage APRÈS RÉALISATION DE L’ENQUÊTE PUBLIQUE</text:p>
      <text:p text:style-name="P9"/>
      <text:p text:style-name="P10"><office:annotation><dc:creator>sde </dc:creator><dc:date>2011-07-27T10:02:17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9"><office:annotation><dc:creator>Gauthier Bastien</dc:creator><dc:date>2011-02-16T16:12:24</dc:date><text:p text:style-name="P13"><text:span text:style-name="T12">do text if self.hasMultipleApplicants()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3"><text:span text:style-name="T11">do text if self.hasSingleApplicant()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self.getLicenceSubject()</text:text-input></text:p>
      <text:p text:style-name="P11"><text:span text:style-name="T1">Situation :</text:span> <text:text-input text:description="Situation des travaux">self.getWorkLocationSignaletic()</text:text-input></text:p>
      <text:p text:style-name="P11"><text:span text:style-name="T1">Référence cadastrale</text:span> : <text:text-input text:description="Parcelles">self.getPortionOutsText()</text:text-input></text:p>
      <text:p text:style-name="P3"/>
      <text:p text:style-name="P2"><text:span text:style-name="T2">Le Bourgmestre de la Commune de </text:span><text:span text:style-name="T2"><text:text-input text:description="">tool.getCityName()</text:text-input></text:span><text:span text:style-name="T2"> 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me </text:span><text:span text:style-name="T5">public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 à partir du </text:span><text:span text:style-name="T2"><text:text-input text:description="Date début d'enquête">tool.formatDate(urbanEventObj.getInvestigationStart())</text:text-input></text:span><text:span text:style-name="T7"> </text:span><text:span text:style-name="T8">sur la</text:span><text:span text:style-name="T7"> </text:span>parcelle de terrain où les travaux sont à exécuter ou les actes à accomplir.</text:p>
      <text:p text:style-name="P1"/>
      <text:p text:style-name="P4"><text:span text:style-name="T9">Fait à </text:span><text:span text:style-name="T9"><text:text-input text:description="">tool.getCityName()</text:text-input></text:span><text:span text:style-name="T9"> le </text:span><text:span text:style-name="T9"><text:text-input text:description="Date fin enquête">tool.formatDate(urbanEventObj.getInvestigationEnd())</text:text-input></text:span></text:p>
      <text:p text:style-name="P5"/>
      <text:p text:style-name="P6"><office:annotation><dc:creator>bleybaert</dc:creator><dc:date>2018-05-16T16:38:00</dc:date><loext:sender-initials>ble</loext:sender-initials><text:p text:style-name="P13"><text:span text:style-name="T11">do text</text:span></text:p><text:p text:style-name="P13"><text:span text:style-name="T11">from document(at=signatures, format='odt')</text:span></text:p></office:annotation>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6T16:33:25.505444933</meta:creation-date>
    <dc:date>2018-05-18T09:45:35.928391310</dc:date>
    <dc:creator>bleybaert</dc:creator>
    <meta:editing-duration>PT7M23S</meta:editing-duration>
    <meta:editing-cycles>9</meta:editing-cycles>
    <meta:generator>LibreOffice/5.1.6.2$Linux_X86_64 LibreOffice_project/07ac168c60a517dba0f0d7bc7540f5afa45f0909</meta:generator>
    <meta:document-statistic meta:table-count="0" meta:image-count="0" meta:object-count="0" meta:page-count="1" meta:paragraph-count="11" meta:word-count="119" meta:character-count="902" meta:non-whitespace-character-count="814"/>
  </office:meta>
</office:document-meta>
</file>